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 style:snap-to-layout-grid="false"/>
    </style:style>
    <style:style style:name="P6" style:family="paragraph" style:parent-style-name="Standard">
      <style:text-properties fo:font-size="10pt" fo:language="pt" fo:country="BR" style:font-size-asian="10pt" style:font-size-complex="10pt" style:language-complex="ar" style:country-complex="SA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size="24pt" fo:language="pt" fo:country="BR" style:font-size-asian="24pt" style:font-size-complex="24pt" style:language-complex="ar" style:country-complex="SA"/>
    </style:style>
    <style:style style:name="P8" style:family="paragraph" style:parent-style-name="Standard" style:list-style-name="L2">
      <style:text-properties fo:language="pt" fo:country="BR" style:language-complex="ar" style:country-complex="SA"/>
    </style:style>
    <style:style style:name="P9" style:family="paragraph" style:parent-style-name="Standard" style:list-style-name="L4">
      <style:text-properties fo:language="pt" fo:country="BR" style:language-complex="ar" style:country-complex="SA"/>
    </style:style>
    <style:style style:name="P10" style:family="paragraph" style:parent-style-name="Standard" style:list-style-name="L5">
      <style:text-properties fo:language="pt" fo:country="BR" style:language-complex="ar" style:country-complex="SA"/>
    </style:style>
    <style:style style:name="P11" style:family="paragraph" style:parent-style-name="Standard">
      <style:text-properties fo:font-size="11pt" fo:language="pt" fo:country="BR" style:font-size-asian="11pt" style:font-size-complex="11pt" style:language-complex="ar" style:country-complex="SA"/>
    </style:style>
    <style:style style:name="P12" style:family="paragraph" style:parent-style-name="Standard" style:list-style-name="L2">
      <style:text-properties fo:font-size="11pt" fo:language="pt" fo:country="BR" style:font-size-asian="11pt" style:font-size-complex="11pt" style:language-complex="ar" style:country-complex="SA"/>
    </style:style>
    <style:style style:name="P13" style:family="paragraph" style:parent-style-name="Standard" style:list-style-name="L3">
      <style:text-properties style:font-name="Times New Roman1" fo:font-size="11pt" fo:language="pt" fo:country="BR" style:font-size-asian="11pt" style:font-size-complex="11pt" style:language-complex="ar" style:country-complex="SA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1pt" fo:language="pt" fo:country="BR" style:font-size-asian="11pt" style:font-size-complex="11pt" style:language-complex="ar" style:country-complex="SA"/>
    </style:style>
    <style:style style:name="P15" style:family="paragraph" style:parent-style-name="Text_20_body" style:list-style-name="WW8Num2">
      <style:text-properties fo:language="pt" fo:country="BR" style:language-complex="ar" style:country-complex="SA"/>
    </style:style>
    <style:style style:name="P16" style:family="paragraph" style:parent-style-name="Text_20_body" style:list-style-name="L1">
      <style:text-properties fo:language="pt" fo:country="BR" style:language-complex="ar" style:country-complex="SA"/>
    </style:style>
    <style:style style:name="P17" style:family="paragraph" style:parent-style-name="Text_20_body">
      <style:text-properties fo:font-size="11pt" fo:language="pt" fo:country="BR" style:font-size-asian="11pt" style:font-size-complex="11pt" style:language-complex="ar" style:country-complex="SA"/>
    </style:style>
    <style:style style:name="P18" style:family="paragraph" style:parent-style-name="Text_20_body" style:list-style-name="WW8Num7">
      <style:text-properties fo:font-size="11pt" fo:language="pt" fo:country="BR" style:font-size-asian="11pt" style:font-size-complex="11pt" style:language-complex="ar" style:country-complex="SA"/>
    </style:style>
    <style:style style:name="P19" style:family="paragraph" style:parent-style-name="Text_20_body" style:list-style-name="WW8Num2">
      <style:text-properties fo:font-size="11pt" fo:language="pt" fo:country="BR" style:font-size-asian="11pt" style:font-size-complex="11pt" style:language-complex="ar" style:country-complex="SA"/>
    </style:style>
    <style:style style:name="P20" style:family="paragraph" style:parent-style-name="Text_20_body" style:list-style-name="L1">
      <style:text-properties fo:font-size="11pt" fo:language="pt" fo:country="BR" fo:font-weight="normal" style:font-size-asian="11pt" style:font-weight-asian="normal" style:font-size-complex="11pt" style:language-complex="ar" style:country-complex="SA" style:font-weight-complex="normal"/>
    </style:style>
    <style:style style:name="P21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language="pt" fo:country="BR" fo:font-weight="bold" style:font-size-asian="24pt" style:font-weight-asian="bold" style:font-size-complex="24pt" style:language-complex="ar" style:country-complex="SA" style:font-weight-complex="bold"/>
    </style:style>
    <style:style style:name="P22" style:family="paragraph" style:parent-style-name="Heading_20_1">
      <style:text-properties fo:language="pt" fo:country="BR" style:language-complex="ar" style:country-complex="SA"/>
    </style:style>
    <style:style style:name="P23" style:family="paragraph" style:parent-style-name="Heading_20_2">
      <style:paragraph-properties fo:margin-left="0cm" fo:margin-right="0cm" fo:text-indent="0cm" style:auto-text-indent="false"/>
      <style:text-properties fo:font-size="11pt" fo:language="pt" fo:country="BR" style:font-size-asian="11pt" style:font-size-complex="11pt" style:language-complex="ar" style:country-complex="SA"/>
    </style:style>
    <style:style style:name="P24" style:family="paragraph" style:parent-style-name="Table_20_Contents">
      <style:text-properties fo:color="#4c4c4c" fo:font-size="10pt" fo:language="pt" fo:country="BR" style:font-size-asian="10pt" style:font-size-complex="10pt" style:language-complex="ar" style:country-complex="SA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8.75pt" style:font-size-complex="10pt"/>
    </style:style>
    <style:style style:name="T4" style:family="text">
      <style:text-properties fo:font-size="10pt" fo:font-weight="bold" style:font-size-asian="8.75pt" style:font-weight-asian="bold" style:font-size-complex="10pt" style:font-weight-complex="bold"/>
    </style:style>
    <style:style style:name="T5" style:family="text">
      <style:text-properties fo:font-size="10pt" fo:font-weight="normal" style:font-size-asian="8.75pt" style:font-weight-asian="normal" style:font-size-complex="10pt" style:font-weight-complex="normal"/>
    </style:style>
    <style:style style:name="T6" style:family="text">
      <style:text-properties fo:font-size="10pt" fo:language="pt" fo:country="BR" style:font-size-asian="10pt" style:font-size-complex="10pt" style:language-complex="ar" style:country-complex="SA"/>
    </style:style>
    <style:style style:name="T7" style:family="text">
      <style:text-properties style:font-name="Times New Roman" fo:language="pt" fo:country="BR" fo:font-weight="normal" style:font-weight-asian="normal" style:language-complex="ar" style:country-complex="SA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language="pt" fo:country="BR" style:language-complex="ar" style:country-complex="SA"/>
    </style:style>
    <style:style style:name="T11" style:family="text">
      <style:text-properties fo:language="pt" fo:country="BR" fo:font-weight="normal" style:font-weight-asian="normal" style:language-complex="ar" style:country-complex="SA" style:font-weight-complex="normal"/>
    </style:style>
    <style:style style:name="T12" style:family="text">
      <style:text-properties style:font-name="Times New Roman1" fo:language="pt" fo:country="BR" fo:font-weight="normal" style:font-weight-asian="normal" style:language-complex="ar" style:country-complex="SA" style:font-weight-complex="normal"/>
    </style:style>
    <style:style style:name="T13" style:family="text">
      <style:text-properties style:font-name="Times New Roman1" fo:language="pt" fo:country="BR" style:language-complex="ar" style:country-complex="SA"/>
    </style:style>
    <style:style style:name="T14" style:family="text">
      <style:text-properties fo:font-size="11pt" fo:language="pt" fo:country="BR" style:font-size-asian="11pt" style:font-size-complex="11pt" style:language-complex="ar" style:country-complex="SA"/>
    </style:style>
    <style:style style:name="T15" style:family="text">
      <style:text-properties fo:font-size="11pt" fo:language="pt" fo:country="BR" fo:font-weight="normal" style:font-size-asian="11pt" style:font-weight-asian="normal" style:font-size-complex="11pt" style:language-complex="ar" style:country-complex="SA" style:font-weight-complex="normal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Memória Virtual<text:line-break/>Caso de uso: Realizar Login</text:p>
      <text:p text:style-name="P7"/>
      <text:h text:style-name="P22" text:outline-level="1">Breve Descrição</text:h>
      <text:p text:style-name="P17">O caso de uso Realizar Login permite que o usuário entre com o e-mail cadastrado e senha, para que tenha acesso as funcionalidades do sistema de acordo com seu nível de acesso.</text:p>
      <text:h text:style-name="P22" text:outline-level="1">Breve Descrição dos Atores</text:h>
      <text:list xml:id="list216106745" text:style-name="L3">
        <text:list-item>
          <text:list>
            <text:list-item>
              <text:p text:style-name="P13"><text:span text:style-name="T9">Usuário</text:span>: <text:span text:style-name="T9">Realiza login no sistema, ou seja, tem acesso as funcionalidades permitidas ao seu nível de acesso.</text:span></text:p>
            </text:list-item>
          </text:list>
        </text:list-item>
      </text:list>
      <text:h text:style-name="P22" text:outline-level="1">Pré-condições</text:h>
      <text:p text:style-name="P11"><text:tab/>O usuário está cadastrado no sistema.</text:p>
      <text:h text:style-name="P22" text:outline-level="1">Fluxo Básico de Eventos</text:h>
      <text:list xml:id="list1446317456" text:style-name="WW8Num7">
        <text:list-item>
          <text:p text:style-name="P18">O usuário preenche os campos com e-mail e senha;</text:p>
        </text:list-item>
        <text:list-item>
          <text:p text:style-name="P18">O sistema valida o login do usuário;</text:p>
        </text:list-item>
        <text:list-item>
          <text:p text:style-name="P18">O usuário entra no sistema;</text:p>
        </text:list-item>
        <text:list-item>
          <text:p text:style-name="P18">O caso de uso é encerrado.</text:p>
        </text:list-item>
      </text:list>
      <text:h text:style-name="P22" text:outline-level="1">Fluxos Alternativos</text:h>
      <text:h text:style-name="P23" text:outline-level="2" text:is-list-header="true">Fluxo Alternativo 1</text:h>
      <text:p text:style-name="P17">Se no passo <text:s/>1 o usuário entra com e-mail e/ou senha inválidas, então:</text:p>
      <text:list xml:id="list112085449" text:style-name="WW8Num2">
        <text:list-item>
          <text:p text:style-name="P15"><text:span text:style-name="T16">O sistema retorna a mensagem de erro “E-mail ou senha inválidas”; </text:span></text:p>
        </text:list-item>
        <text:list-item>
          <text:p text:style-name="P19">O caso de uso retorna ao passo <text:span text:style-name="T8">1 </text:span><text:span text:style-name="T9">do </text:span><text:span text:style-name="T8">Fluxo Básico</text:span>.</text:p>
        </text:list-item>
      </text:list>
      <text:h text:style-name="P23" text:outline-level="2" text:is-list-header="true">Fluxo Alternativo 2</text:h>
      <text:p text:style-name="P17">Se o <text:span text:style-name="T8">Fluxo Alternativo 1 </text:span><text:span text:style-name="T9">se repetir por 3 vezes, então:</text:span></text:p>
      <text:list xml:id="list18920385102" text:style-name="L1">
        <text:list-item>
          <text:p text:style-name="P16"><text:span text:style-name="T17">O sistema deve exibir a página de login adicionando um novo campo contendo o mecanismo “captcha”;</text:span></text:p>
        </text:list-item>
        <text:list-item>
          <text:p text:style-name="P20">O usuário <text:s/>preenche os campos de e-mail, senha e “captcha”;</text:p>
        </text:list-item>
        <text:list-item>
          <text:p text:style-name="P20">O sistema valida o login do usuário e a “senha captcha”;</text:p>
        </text:list-item>
        <text:list-item>
          <text:p text:style-name="P20">O usuário entra no sistema;</text:p>
        </text:list-item>
        <text:list-item>
          <text:p text:style-name="P20">O caso de uso é encerrado.</text:p>
        </text:list-item>
      </text:list>
      <text:h text:style-name="P23" text:outline-level="2" text:is-list-header="true">Fluxo Alternativo 3</text:h>
      <text:p text:style-name="P14"><text:tab/>Se no passo <text:span text:style-name="T8">2 </text:span><text:span text:style-name="T9">do </text:span><text:span text:style-name="T8">Fluxo Alternativo 2</text:span><text:span text:style-name="T9">, o usuário não preencher ou preencher erroneamente o <text:tab/>campo “captcha”, então:</text:span></text:p>
      <text:list xml:id="list1120854491" text:style-name="L2">
        <text:list-item>
          <text:p text:style-name="P8"><text:span text:style-name="T17">O sistema exibe a mensagem “campo captcha inválido”;</text:span></text:p>
        </text:list-item>
        <text:list-item>
          <text:p text:style-name="P12"><text:soft-page-break/><text:span text:style-name="T9">O sistema volta ao passo </text:span><text:span text:style-name="T8">1 </text:span><text:span text:style-name="T9">do </text:span><text:span text:style-name="T8">Fluxo Alternativo 2</text:span><text:span text:style-name="T9">, com uma nova “senha captcha”, preservando apenas o campo de e-mail preenchido pelo usuário.</text:span></text:p>
        </text:list-item>
      </text:list>
      <text:h text:style-name="P22" text:outline-level="1">Pós-Condições</text:h>
      <text:list xml:id="list2167417471" text:style-name="L4">
        <text:list-item>
          <text:p text:style-name="P9"><text:span text:style-name="T2">Fluxo Básico: O usuário está logado no sistema, realiza suas operações e em seguida pode realizar logoff.</text:span></text:p>
        </text:list-item>
        <text:list-item>
          <text:p text:style-name="P9"><text:span text:style-name="T2">Fluxo Alternativo 1: O usuário não está logado <text:s/>no sistema.</text:span></text:p>
        </text:list-item>
        <text:list-item>
          <text:p text:style-name="P9"><text:span text:style-name="T2">Fluxo Alternativo 2: O usuário está logado no sistema, realiza suas operações e em seguida pode realizar logoff.</text:span></text:p>
        </text:list-item>
        <text:list-item>
          <text:p text:style-name="P9"><text:span text:style-name="T2">Fluxo Alternativo 3: Não ocorre alteração no sistema.</text:span></text:p>
        </text:list-item>
      </text:list>
      <text:h text:style-name="P22" text:outline-level="1">Requisitos Especiais</text:h>
      <text:list xml:id="list1117788751" text:style-name="L5">
        <text:list-item>
          <text:p text:style-name="P10"><text:span text:style-name="T2">Performance: A resposta do sistema para o login do usuário deve ser realizado em até 1 segund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1.27cm" fo:margin-right="0cm" fo:margin-top="0cm" fo:margin-bottom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8.75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7cm" style:rel-column-width="7930*"/>
    </style:style>
    <style:style style:name="Tabela2.B" style:family="table-column">
      <style:table-column-properties style:column-width="10.848cm" style:rel-column-width="46009*"/>
    </style:style>
    <style:style style:name="Tabela2.C" style:family="table-column">
      <style:table-column-properties style:column-width="2.734cm" style:rel-column-width="11596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2" style:family="table-row">
      <style:table-row-properties style:min-row-height="0.561cm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Table_20_Contents">
      <style:text-properties fo:color="#4c4c4c" fo:font-size="10pt" fo:language="pt" fo:country="BR" style:font-size-asian="10pt" style:font-size-complex="10pt" style:language-complex="ar" style:country-complex="SA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5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language="pt" fo:country="BR" style:language-complex="ar" style:country-complex="SA"/>
    </style:style>
    <style:style style:name="MT2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3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8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/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<text:span text:style-name="MT1">Documento de Especificação de Casos de uso </text:span>– CDU 08</text:p>
            </table:table-cell>
            <table:table-cell table:style-name="Tabela2.C1" office:value-type="string">
              <text:p text:style-name="MP3">Versão do Documento: 1.2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13/08/14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</text:p>
            </table:table-cell>
            <table:table-cell table:style-name="Tabela1.A1" office:value-type="string">
              <text:p text:style-name="MP5"><text:span text:style-name="MT2">ICMC-USP</text:span>, <text:date style:data-style-name="N108" text:date-value="2014-08-13T16:05:30.99">2014</text:date></text:p>
            </table:table-cell>
            <table:table-cell table:style-name="Tabela1.A1" office:value-type="string">
              <text:p text:style-name="MP6"><text:span text:style-name="MT3">Página 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4-10T14:22:29.36</meta:creation-date>
    <meta:editing-cycles>24</meta:editing-cycles>
    <meta:editing-duration>PT2H29M44S</meta:editing-duration>
    <meta:generator>LibreOffice/3.5$Linux_x86 LibreOffice_project/350m1$Build-2</meta:generator>
    <dc:date>2014-08-13T16:05:31</dc:date>
    <meta:document-statistic meta:table-count="2" meta:image-count="0" meta:object-count="0" meta:page-count="2" meta:paragraph-count="41" meta:word-count="376" meta:character-count="2093" meta:non-whitespace-character-count="1772"/>
  </office:meta>
</office:document-meta>
</file>